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9600000096A5FBA4D7.png" manifest:media-type="image/png"/>
  <manifest:file-entry manifest:full-path="Pictures/100000000000009600000031FBA1C9CE.png" manifest:media-type="image/png"/>
  <manifest:file-entry manifest:full-path="Pictures/10000000000000960000001F11095F18.png" manifest:media-type="image/png"/>
  <manifest:file-entry manifest:full-path="Pictures/100000000000009600000096B578F7D2.png" manifest:media-type="image/png"/>
  <manifest:file-entry manifest:full-path="Pictures/1000000000000096000000306E9227C9.png" manifest:media-type="image/png"/>
  <manifest:file-entry manifest:full-path="Pictures/10000000000000960000003EF5CF23A1.png" manifest:media-type="image/png"/>
  <manifest:file-entry manifest:full-path="Pictures/10000000000000960000003D3E1DDFDD.png" manifest:media-type="image/png"/>
  <manifest:file-entry manifest:full-path="Pictures/10000000000000960000002BFA005B5B.png" manifest:media-type="image/png"/>
  <manifest:file-entry manifest:full-path="Pictures/10000000000000960000002DBCD87CCB.png" manifest:media-type="image/png"/>
  <manifest:file-entry manifest:full-path="Pictures/1000000000000096000000606BDA3D92.png" manifest:media-type="image/png"/>
  <manifest:file-entry manifest:full-path="Pictures/10000000000000960000003464A0D46D.png" manifest:media-type="image/png"/>
  <manifest:file-entry manifest:full-path="Pictures/10000000000000960000003C0B9D9048.png" manifest:media-type="image/png"/>
  <manifest:file-entry manifest:full-path="Pictures/10000000000000960000002F61D7AB79.png" manifest:media-type="image/png"/>
  <manifest:file-entry manifest:full-path="Pictures/1000000000000096000000867C77E232.png" manifest:media-type="image/png"/>
  <manifest:file-entry manifest:full-path="Pictures/10000000000000960000001B55614541.png" manifest:media-type="image/png"/>
  <manifest:file-entry manifest:full-path="Pictures/10000000000000960000003C462F44B9.png" manifest:media-type="image/png"/>
  <manifest:file-entry manifest:full-path="Pictures/100000000000009600000023064A6302.png" manifest:media-type="image/png"/>
  <manifest:file-entry manifest:full-path="Pictures/10000000000000960000001E1A4AE687.png" manifest:media-type="image/png"/>
  <manifest:file-entry manifest:full-path="Pictures/10000000000000960000001C7A8F8813.png" manifest:media-type="image/png"/>
  <manifest:file-entry manifest:full-path="Pictures/10000000000000960000004B52C584CD.png" manifest:media-type="image/png"/>
  <manifest:file-entry manifest:full-path="Pictures/10000000000000960000003B0352052F.png" manifest:media-type="image/png"/>
  <manifest:file-entry manifest:full-path="Pictures/10000000000000960000002F6D658A4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P3" style:family="paragraph">
      <style:paragraph-properties fo:text-align="center"/>
      <style:text-properties fo:color="#ffffff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78cm" svg:height="0.87cm" svg:x="12.9cm" svg:y="22.93cm">
          <draw:image xlink:href="Pictures/10000000000000960000002F6D658A45.png" xlink:type="simple" xlink:show="embed" xlink:actuate="onLoad">
            <text:p/>
          </draw:image>
        </draw:frame>
        <draw:frame draw:style-name="gr1" draw:text-style-name="P1" draw:layer="layout" svg:width="2.229cm" svg:height="0.876cm" svg:x="11.471cm" svg:y="22.1cm">
          <draw:image xlink:href="Pictures/10000000000000960000003B0352052F.png" xlink:type="simple" xlink:show="embed" xlink:actuate="onLoad">
            <text:p/>
          </draw:image>
        </draw:frame>
        <draw:custom-shape draw:style-name="gr2" draw:text-style-name="P1" draw:layer="layout" svg:width="2.7cm" svg:height="1.9cm" svg:x="16.602cm" svg:y="18.6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9.1cm" svg:height="1.9cm" svg:x="6.2cm" svg:y="15.5cm">
          <text:p text:style-name="P1"><text:span text:style-name="T1">Drupal Pay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7cm" svg:height="1.9cm" svg:x="16.3cm" svg:y="1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118cm" svg:height="2.118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8cm" svg:height="2.118cm" svg:x="8.48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8cm" svg:height="2.118cm" svg:x="11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8cm" svg:height="2.118cm" svg:x="13.9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97cm" svg:height="1.547cm" svg:x="16.5cm" svg:y="18.5cm">
          <draw:text-box>
            <text:p text:style-name="P1"><text:span text:style-name="T2">Composer</text:span></text:p>
            <text:p text:style-name="P1"><text:span text:style-name="T2">OmniPay</text:span></text:p>
            <text:p text:style-name="P1"><text:span text:style-name="T2">Gateways</text:span></text:p>
          </draw:text-box>
        </draw:frame>
        <draw:frame draw:style-name="gr5" draw:text-style-name="P3" draw:layer="layout" svg:width="2.407cm" svg:height="1.115cm" svg:x="5.7cm" svg:y="12.801cm">
          <draw:text-box>
            <text:p text:style-name="P1"><text:span text:style-name="T2">Drupal</text:span></text:p>
            <text:p text:style-name="P1"><text:span text:style-name="T2">Commerce</text:span></text:p>
          </draw:text-box>
        </draw:frame>
        <draw:frame draw:style-name="gr5" draw:text-style-name="P3" draw:layer="layout" svg:width="1.996cm" svg:height="0.683cm" svg:x="8.601cm" svg:y="13.102cm">
          <draw:text-box>
            <text:p text:style-name="P1"><text:span text:style-name="T2">Ubercart</text:span></text:p>
          </draw:text-box>
        </draw:frame>
        <draw:frame draw:style-name="gr5" draw:text-style-name="P3" draw:layer="layout" svg:width="2.056cm" svg:height="1.115cm" svg:x="11.201cm" svg:y="12.902cm">
          <draw:text-box>
            <text:p text:style-name="P1"><text:span text:style-name="T2">Donation</text:span></text:p>
            <text:p text:style-name="P1"><text:span text:style-name="T2">Form</text:span></text:p>
          </draw:text-box>
        </draw:frame>
        <draw:frame draw:style-name="gr5" draw:text-style-name="P3" draw:layer="layout" svg:width="2.098cm" svg:height="0.683cm" svg:x="13.901cm" svg:y="13.103cm">
          <draw:text-box>
            <text:p text:style-name="P1"><text:span text:style-name="T2">Webform</text:span></text:p>
          </draw:text-box>
        </draw:frame>
        <draw:frame draw:style-name="gr5" draw:layer="layout" svg:width="3.182cm" svg:height="0.962cm" svg:x="2.4cm" svg:y="13cm">
          <draw:text-box>
            <text:p>Projects {</text:p>
          </draw:text-box>
        </draw:frame>
        <draw:frame draw:style-name="gr5" draw:layer="layout" svg:width="2.966cm" svg:height="0.962cm" svg:x="2.5cm" svg:y="15.9cm">
          <draw:text-box>
            <text:p>Module {</text:p>
          </draw:text-box>
        </draw:frame>
        <draw:frame draw:style-name="gr5" draw:layer="layout" svg:width="3.283cm" svg:height="0.962cm" svg:x="2.3cm" svg:y="21.5cm">
          <draw:text-box>
            <text:p>Modules {</text:p>
          </draw:text-box>
        </draw:frame>
        <draw:custom-shape draw:style-name="gr3" draw:text-style-name="P2" draw:layer="layout" svg:width="9.1cm" svg:height="1.9cm" svg:x="6.202cm" svg:y="18.302cm">
          <text:p text:style-name="P1"><text:span text:style-name="T1">Drupal OmniP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4" draw:layer="layout" svg:x1="10.73cm" svg:y1="18.4cm" svg:x2="10.73cm" svg:y2="17.339cm">
          <text:p/>
        </draw:line>
        <draw:line draw:style-name="gr7" draw:text-style-name="P4" draw:layer="layout" svg:x1="12.18cm" svg:y1="15.601cm" svg:x2="12.18cm" svg:y2="14.54cm">
          <text:p/>
        </draw:line>
        <draw:line draw:style-name="gr8" draw:text-style-name="P4" draw:layer="layout" svg:x1="6.88cm" svg:y1="15.601cm" svg:x2="6.88cm" svg:y2="14.54cm">
          <text:p/>
        </draw:line>
        <draw:line draw:style-name="gr9" draw:text-style-name="P4" draw:layer="layout" svg:x1="14.98cm" svg:y1="15.601cm" svg:x2="14.98cm" svg:y2="14.54cm">
          <text:p/>
        </draw:line>
        <draw:line draw:style-name="gr10" draw:text-style-name="P4" draw:layer="layout" svg:x1="9.58cm" svg:y1="15.601cm" svg:x2="9.58cm" svg:y2="14.54cm">
          <text:p/>
        </draw:line>
        <draw:line draw:style-name="gr11" draw:text-style-name="P4" draw:layer="layout" svg:x1="15.249cm" svg:y1="19.191cm" svg:x2="16.309cm" svg:y2="19.15cm">
          <text:p/>
        </draw:line>
        <draw:frame draw:style-name="gr5" draw:layer="layout" svg:width="2.966cm" svg:height="0.962cm" svg:x="2.5cm" svg:y="18.7cm">
          <draw:text-box>
            <text:p>Module {</text:p>
          </draw:text-box>
        </draw:frame>
        <draw:frame draw:style-name="gr1" draw:text-style-name="P1" draw:layer="layout" svg:width="2.071cm" svg:height="0.842cm" svg:x="5.6cm" svg:y="21.158cm">
          <draw:image xlink:href="Pictures/10000000000000960000003D3E1DDFDD.png" xlink:type="simple" xlink:show="embed" xlink:actuate="onLoad">
            <text:p/>
          </draw:image>
        </draw:frame>
        <draw:frame draw:style-name="gr1" draw:text-style-name="P1" draw:layer="layout" svg:width="1.875cm" svg:height="0.937cm" svg:x="7.9cm" svg:y="21.2cm">
          <draw:image xlink:href="Pictures/10000000000000960000004B52C584CD.png" xlink:type="simple" xlink:show="embed" xlink:actuate="onLoad">
            <text:p/>
          </draw:image>
        </draw:frame>
        <draw:frame draw:style-name="gr1" draw:text-style-name="P1" draw:layer="layout" svg:width="2.19cm" svg:height="0.511cm" svg:x="6.6cm" svg:y="21.8cm">
          <draw:image xlink:href="Pictures/100000000000009600000023064A6302.png" xlink:type="simple" xlink:show="embed" xlink:actuate="onLoad">
            <text:p/>
          </draw:image>
        </draw:frame>
        <draw:frame draw:style-name="gr1" draw:text-style-name="P1" draw:layer="layout" svg:width="2.643cm" svg:height="0.475cm" svg:x="9.1cm" svg:y="21.9cm">
          <draw:image xlink:href="Pictures/10000000000000960000001B55614541.png" xlink:type="simple" xlink:show="embed" xlink:actuate="onLoad">
            <text:p/>
          </draw:image>
        </draw:frame>
        <draw:frame draw:style-name="gr1" draw:text-style-name="P1" draw:layer="layout" svg:width="2.722cm" svg:height="0.78cm" svg:x="13.478cm" svg:y="21.3cm">
          <draw:image xlink:href="Pictures/10000000000000960000002BFA005B5B.png" xlink:type="simple" xlink:show="embed" xlink:actuate="onLoad">
            <text:p/>
          </draw:image>
        </draw:frame>
        <draw:frame draw:style-name="gr1" draw:text-style-name="P1" draw:layer="layout" svg:width="2.205cm" svg:height="0.661cm" svg:x="10cm" svg:y="21.1cm">
          <draw:image xlink:href="Pictures/10000000000000960000002DBCD87CCB.png" xlink:type="simple" xlink:show="embed" xlink:actuate="onLoad">
            <text:p/>
          </draw:image>
        </draw:frame>
        <draw:frame draw:style-name="gr1" draw:text-style-name="P1" draw:layer="layout" svg:width="1.285cm" svg:height="1.148cm" svg:x="12.4cm" svg:y="21.152cm">
          <draw:image xlink:href="Pictures/1000000000000096000000867C77E232.png" xlink:type="simple" xlink:show="embed" xlink:actuate="onLoad">
            <text:p/>
          </draw:image>
        </draw:frame>
        <draw:frame draw:style-name="gr1" draw:text-style-name="P1" draw:layer="layout" svg:width="2.011cm" svg:height="0.804cm" svg:x="13.289cm" svg:y="22.2cm">
          <draw:image xlink:href="Pictures/10000000000000960000003C0B9D9048.png" xlink:type="simple" xlink:show="embed" xlink:actuate="onLoad">
            <text:p/>
          </draw:image>
        </draw:frame>
        <draw:frame draw:style-name="gr1" draw:text-style-name="P1" draw:layer="layout" svg:width="1.171cm" svg:height="1.171cm" svg:x="5.7cm" svg:y="22.129cm">
          <draw:image xlink:href="Pictures/100000000000009600000096B578F7D2.png" xlink:type="simple" xlink:show="embed" xlink:actuate="onLoad">
            <text:p/>
          </draw:image>
        </draw:frame>
        <draw:frame draw:style-name="gr1" draw:text-style-name="P1" draw:layer="layout" svg:width="1.986cm" svg:height="0.794cm" svg:x="6.714cm" svg:y="22.606cm">
          <draw:image xlink:href="Pictures/10000000000000960000003C462F44B9.png" xlink:type="simple" xlink:show="embed" xlink:actuate="onLoad">
            <text:p/>
          </draw:image>
        </draw:frame>
        <draw:frame draw:style-name="gr1" draw:text-style-name="P1" draw:layer="layout" svg:width="1.421cm" svg:height="0.909cm" svg:x="8.579cm" svg:y="22.3cm">
          <draw:image xlink:href="Pictures/1000000000000096000000606BDA3D92.png" xlink:type="simple" xlink:show="embed" xlink:actuate="onLoad">
            <text:p/>
          </draw:image>
        </draw:frame>
        <draw:frame draw:style-name="gr1" draw:text-style-name="P1" draw:layer="layout" svg:width="2.129cm" svg:height="0.879cm" svg:x="9.671cm" svg:y="22.5cm">
          <draw:image xlink:href="Pictures/10000000000000960000003EF5CF23A1.png" xlink:type="simple" xlink:show="embed" xlink:actuate="onLoad">
            <text:p/>
          </draw:image>
        </draw:frame>
        <draw:frame draw:style-name="gr1" draw:text-style-name="P1" draw:layer="layout" svg:width="2.419cm" svg:height="0.774cm" svg:x="11.681cm" svg:y="22.826cm">
          <draw:image xlink:href="Pictures/1000000000000096000000306E9227C9.png" xlink:type="simple" xlink:show="embed" xlink:actuate="onLoad">
            <text:p/>
          </draw:image>
        </draw:frame>
        <draw:frame draw:style-name="gr1" draw:text-style-name="P1" draw:layer="layout" svg:width="1.953cm" svg:height="0.676cm" svg:x="5.347cm" svg:y="23.4cm">
          <draw:image xlink:href="Pictures/10000000000000960000003464A0D46D.png" xlink:type="simple" xlink:show="embed" xlink:actuate="onLoad">
            <text:p/>
          </draw:image>
        </draw:frame>
        <draw:frame draw:style-name="gr1" draw:text-style-name="P1" draw:layer="layout" svg:width="2.16cm" svg:height="0.677cm" svg:x="7.24cm" svg:y="23.523cm">
          <draw:image xlink:href="Pictures/10000000000000960000002F61D7AB79.png" xlink:type="simple" xlink:show="embed" xlink:actuate="onLoad">
            <text:p/>
          </draw:image>
        </draw:frame>
        <draw:frame draw:style-name="gr1" draw:text-style-name="P1" draw:layer="layout" svg:width="2.514cm" svg:height="0.517cm" svg:x="9.186cm" svg:y="23.383cm">
          <draw:image xlink:href="Pictures/10000000000000960000001F11095F18.png" xlink:type="simple" xlink:show="embed" xlink:actuate="onLoad">
            <text:p/>
          </draw:image>
        </draw:frame>
        <draw:frame draw:style-name="gr1" draw:text-style-name="P1" draw:layer="layout" svg:width="2.246cm" svg:height="0.733cm" svg:x="11.554cm" svg:y="23.567cm">
          <draw:image xlink:href="Pictures/100000000000009600000031FBA1C9CE.png" xlink:type="simple" xlink:show="embed" xlink:actuate="onLoad">
            <text:p/>
          </draw:image>
        </draw:frame>
        <draw:frame draw:style-name="gr1" draw:text-style-name="P1" draw:layer="layout" svg:width="2.594cm" svg:height="0.484cm" svg:x="9.3cm" svg:y="23.916cm">
          <draw:image xlink:href="Pictures/10000000000000960000001C7A8F8813.png" xlink:type="simple" xlink:show="embed" xlink:actuate="onLoad">
            <text:p/>
          </draw:image>
        </draw:frame>
        <draw:frame draw:style-name="gr1" draw:text-style-name="P1" draw:layer="layout" svg:width="2.175cm" svg:height="0.435cm" svg:x="5.225cm" svg:y="24cm">
          <draw:image xlink:href="Pictures/10000000000000960000001E1A4AE687.png" xlink:type="simple" xlink:show="embed" xlink:actuate="onLoad">
            <text:p/>
          </draw:image>
        </draw:frame>
        <draw:frame draw:style-name="gr1" draw:text-style-name="P1" draw:layer="layout" svg:width="0.829cm" svg:height="0.829cm" svg:x="13.771cm" svg:y="23.7cm">
          <draw:image xlink:href="Pictures/100000000000009600000096A5FBA4D7.png" xlink:type="simple" xlink:show="embed" xlink:actuate="onLoad">
            <text:p/>
          </draw:image>
        </draw:frame>
        <draw:line draw:style-name="gr12" draw:text-style-name="P4" draw:layer="layout" svg:x1="7.69cm" svg:y1="21.201cm" svg:x2="7.69cm" svg:y2="20.14cm">
          <text:p/>
        </draw:line>
        <draw:line draw:style-name="gr13" draw:text-style-name="P4" draw:layer="layout" svg:x1="13.01cm" svg:y1="21.202cm" svg:x2="13.01cm" svg:y2="20.141cm">
          <text:p/>
        </draw:line>
        <draw:line draw:style-name="gr14" draw:text-style-name="P4" draw:layer="layout" svg:x1="6.93cm" svg:y1="21.202cm" svg:x2="6.93cm" svg:y2="20.141cm">
          <text:p/>
        </draw:line>
        <draw:line draw:style-name="gr15" draw:text-style-name="P4" draw:layer="layout" svg:x1="13.77cm" svg:y1="21.202cm" svg:x2="13.77cm" svg:y2="20.141cm">
          <text:p/>
        </draw:line>
        <draw:line draw:style-name="gr16" draw:text-style-name="P4" draw:layer="layout" svg:x1="14.53cm" svg:y1="21.202cm" svg:x2="14.53cm" svg:y2="20.141cm">
          <text:p/>
        </draw:line>
        <draw:line draw:style-name="gr17" draw:text-style-name="P4" draw:layer="layout" svg:x1="12.25cm" svg:y1="21.202cm" svg:x2="12.25cm" svg:y2="20.141cm">
          <text:p/>
        </draw:line>
        <draw:line draw:style-name="gr18" draw:text-style-name="P4" draw:layer="layout" svg:x1="11.49cm" svg:y1="21.202cm" svg:x2="11.49cm" svg:y2="20.141cm">
          <text:p/>
        </draw:line>
        <draw:line draw:style-name="gr19" draw:text-style-name="P4" draw:layer="layout" svg:x1="10.73cm" svg:y1="21.202cm" svg:x2="10.73cm" svg:y2="20.141cm">
          <text:p/>
        </draw:line>
        <draw:line draw:style-name="gr20" draw:text-style-name="P4" draw:layer="layout" svg:x1="9.97cm" svg:y1="21.202cm" svg:x2="9.97cm" svg:y2="20.141cm">
          <text:p/>
        </draw:line>
        <draw:line draw:style-name="gr21" draw:text-style-name="P4" draw:layer="layout" svg:x1="9.21cm" svg:y1="21.202cm" svg:x2="9.21cm" svg:y2="20.141cm">
          <text:p/>
        </draw:line>
        <draw:line draw:style-name="gr22" draw:text-style-name="P4" draw:layer="layout" svg:x1="8.45cm" svg:y1="21.202cm" svg:x2="8.45cm" svg:y2="20.1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01:57:22.083000000</meta:creation-date>
    <dc:date>2015-07-25T00:33:35.721000000</dc:date>
    <meta:editing-duration>PT50M2S</meta:editing-duration>
    <meta:editing-cycles>7</meta:editing-cycles>
    <meta:generator>LibreOffice/4.2.4.2$Windows_x86 LibreOffice_project/63150712c6d317d27ce2db16eb94c2f3d7b699f8</meta:generator>
    <meta:document-statistic meta:object-count="56"/>
  </office:meta>
</office:document-meta>
</file>